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2538" officeooo:paragraph-rsid="00142538"/>
    </style:style>
    <style:style style:name="P2" style:family="paragraph" style:parent-style-name="Standard">
      <style:text-properties officeooo:rsid="0015b4bd" officeooo:paragraph-rsid="0015b4bd"/>
    </style:style>
    <style:style style:name="P3" style:family="paragraph" style:parent-style-name="Standard">
      <style:text-properties officeooo:rsid="0012f599" officeooo:paragraph-rsid="0012f599"/>
    </style:style>
    <style:style style:name="P4" style:family="paragraph" style:parent-style-name="Standard">
      <style:text-properties officeooo:rsid="00164296" officeooo:paragraph-rsid="00164296"/>
    </style:style>
    <style:style style:name="P5" style:family="paragraph" style:parent-style-name="Standard">
      <style:text-properties officeooo:rsid="0015b4bd" officeooo:paragraph-rsid="0015b4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-B-C MODEL</text:p>
      <text:p text:style-name="P2">-2*__s0*__s9*kab - __s0*__s1*kab - __s0*__s10*kab - __s0*__s4*kab - __s0*__s7*kab,</text:p>
      <text:p text:style-name="P2"/>
      <text:p text:style-name="P2"/>
      <text:p text:style-name="P2">-2*__s1*__s5*kbc + 2*__s9*lbc - __s0*__s1*kab - __s1*__s2*kbc - __s1*__s7*kbc - __s1*__s8*kbc + __s10*lbc + __s4*lbc + __s7*lbc,</text:p>
      <text:p text:style-name="P2"/>
      <text:p text:style-name="P2"/>
      <text:p text:style-name="P2">-2*0.5*__s2**2*kcc - __s1*__s2*kbc - __s2*__s3*kbc - __s2*__s4*kcc - __s2*__s6*kcc + __s4*lbc + 2*__s5*lcc + __s6*lbc + __s7*lcc + __s8*lcc,</text:p>
      <text:p text:style-name="P2"/>
      <text:p text:style-name="P2"/>
      <text:p text:style-name="P2"/>
      <text:p text:style-name="P2">2*__s11*lbc - 2*__s3*__s5*kbc + __s0*__s1*kab + __s10*lbc - __s2*__s3*kbc - __s3*__s7*kbc - __s3*__s8*kbc + __s6*lbc + __s8*lbc,</text:p>
      <text:p text:style-name="P2"/>
      <text:p text:style-name="P2"/>
      <text:p text:style-name="P2"/>
      <text:p text:style-name="P2">-2*0.5*__s4**2*kcc - __s0*__s4*kab + __s1*__s2*kbc + __s10*lcc - __s2*__s4*kcc - __s4*__s6*kcc - __s4*lbc + __s7*lcc + 2*__s9*lcc,</text:p>
      <text:p text:style-name="P2"/>
      <text:p text:style-name="P2"/>
      <text:p text:style-name="P2"/>
      <text:p text:style-name="P2">0.5*__s2**2*kcc - 2*__s1*__s5*kbc - 2*__s3*__s5*kbc - __s5*lcc + __s7*lbc + __s8*lbc,</text:p>
      <text:p text:style-name="P2"/>
      <text:p text:style-name="P2"/>
      <text:p text:style-name="P2">-2*0.5*__s6**2*kcc + __s0*__s4*kab + __s10*lcc + 2*__s11*lcc + __s2*__s3*kbc - __s2*__s6*kcc - __s4*__s6*kcc - __s6*lbc + __s8*lcc,</text:p>
      <text:p text:style-name="P2"/>
      <text:p text:style-name="P2"/>
      <text:p text:style-name="P2"/>
      <text:p text:style-name="P2">2*__s1*__s5*kbc + 2*__s9*lbc - __s0*__s7*kab - __s1*__s7*kbc + __s10*lbc + __s2*__s4*kcc - __s3*__s7*kbc - __s7*lbc - __s7*lcc,</text:p>
      <text:p text:style-name="P2"/>
      <text:p text:style-name="P2"/>
      <text:p text:style-name="P2"/>
      <text:p text:style-name="P2">2*__s11*lbc + 2*__s3*__s5*kbc + __s0*__s7*kab - __s1*__s8*kbc + __s10*lbc + __s2*__s6*kcc - __s3*__s8*kbc - __s8*lbc - __s8*lcc,</text:p>
      <text:p text:style-name="P2"/>
      <text:p text:style-name="P2"/>
      <text:p text:style-name="P2">0.5*__s4**2*kcc - 2*__s0*__s9*kab - 2*__s9*lbc + __s1*__s7*kbc - __s9*lcc,</text:p>
      <text:p text:style-name="P2"/>
      <text:p text:style-name="P2"/>
      <text:p text:style-name="P2">2*__s0*__s9*kab - __s0*__s10*kab + __s1*__s8*kbc - 2*__s10*lbc - __s10*lcc + __s3*__s7*kbc + __s4*__s6*kcc,</text:p>
      <text:p text:style-name="P2"/>
      <text:p text:style-name="P2"/>
      <text:p text:style-name="P2"/>
      <text:p text:style-name="P2">0.5*__s6**2*kcc - 2*__s11*lbc + __s0*__s10*kab - __s11*lcc + __s3*__s8*kbc]</text:p>
      <text:p text:style-name="P2"><text:soft-page-break/>AB REMOVED</text:p>
      <text:p text:style-name="P4">[-2*__s0*__s8*kab - __s0*__s1*kab - __s0*__s10*kab - __s0*__s4*kab - __s0*__s7*kab,</text:p>
      <text:p text:style-name="P4"><text:s/></text:p>
      <text:p text:style-name="P4"/>
      <text:p text:style-name="P4">-2*__s1*__s5*kbc + 2*__s8*lbc - __s0*__s1*kab - __s1*__s2*kbc - __s1*__s7*kbc - __s1*__s9*kbc + __s10*lbc + __s4*lbc + __s7*lbc,</text:p>
      <text:p text:style-name="P4"/>
      <text:p text:style-name="P4"/>
      <text:p text:style-name="P4"/>
      <text:p text:style-name="P4">-2*0.5*__s2**2*kcc - __s1*__s2*kbc - __s2*__s4*kcc - __s2*__s6*kcc + __s4*lbc + 2*__s5*lcc + __s6*lbc + __s7*lcc + __s9*lcc,</text:p>
      <text:p text:style-name="P4"/>
      <text:p text:style-name="P4"/>
      <text:p text:style-name="P4"/>
      <text:p text:style-name="P4">2*__s9*lbc + 3*__s10*lbc + 8*__s11*lbc + __s0*__s1*kab + __s6*lbc,</text:p>
      <text:p text:style-name="P4"/>
      <text:p text:style-name="P4"/>
      <text:p text:style-name="P4"/>
      <text:p text:style-name="P4">-2*0.5*__s4**2*kcc - __s0*__s4*kab + __s1*__s2*kbc + __s10*lcc - __s2*__s4*kcc - __s4*__s6*kcc - __s4*lbc + __s7*lcc + 2*__s8*lcc,</text:p>
      <text:p text:style-name="P4"/>
      <text:p text:style-name="P4"/>
      <text:p text:style-name="P4"/>
      <text:p text:style-name="P4">0.5*__s2**2*kcc - 2*__s1*__s5*kbc + 2*__s9*lbc - __s5*lcc + __s7*lbc,</text:p>
      <text:p text:style-name="P4"/>
      <text:p text:style-name="P4"/>
      <text:p text:style-name="P4">-2*0.5*__s6**2*kcc + __s0*__s4*kab + __s10*lcc + 2*__s11*lcc - __s2*__s6*kcc - __s4*__s6*kcc - __s6*lbc + __s9*lcc,</text:p>
      <text:p text:style-name="P4"/>
      <text:p text:style-name="P4"/>
      <text:p text:style-name="P4"/>
      <text:p text:style-name="P4">2*__s1*__s5*kbc + 2*__s8*lbc + 3*__s10*lbc - __s0*__s7*kab - __s1*__s7*kbc + __s2*__s4*kcc - __s7*lbc - __s7*lcc,</text:p>
      <text:p text:style-name="P4"/>
      <text:p text:style-name="P4"/>
      <text:p text:style-name="P4"/>
      <text:p text:style-name="P4">0.5*__s4**2*kcc - 2*__s0*__s8*kab - 2*__s8*lbc + __s1*__s7*kbc - __s8*lcc,</text:p>
      <text:p text:style-name="P4"/>
      <text:p text:style-name="P4"/>
      <text:p text:style-name="P4">-2*__s9*lbc + 8*__s11*lbc + __s0*__s7*kab - __s1*__s9*kbc + __s10*lbc + __s2*__s6*kcc - __s9*lcc,</text:p>
      <text:p text:style-name="P4"/>
      <text:p text:style-name="P4"/>
      <text:p text:style-name="P4"/>
      <text:p text:style-name="P4">2*__s0*__s8*kab - 3*__s10*lbc - __s0*__s10*kab + __s1*__s9*kbc - __s10*lbc - __s10*lcc + __s4*__s6*kcc,</text:p>
      <text:p text:style-name="P4"/>
      <text:p text:style-name="P4"/>
      <text:p text:style-name="P4">0.5*__s6**2*kcc - 8*__s11*lbc + __s0*__s10*kab - __s11*lcc]</text:p>
      <text:p text:style-name="P3"><text:soft-page-break/></text:p>
      <text:p text:style-name="P2">B_C MODEL</text:p>
      <text:p text:style-name="P1"/>
      <text:p text:style-name="P1"/>
      <text:p text:style-name="P1">-2*__s0*__s3*kbc + 2*__s5*lbc - __s0*__s1*kbc - __s0*__s4*kbc + __s2*lbc + __s4*lbc,</text:p>
      <text:p text:style-name="P1"/>
      <text:p text:style-name="P1"/>
      <text:p text:style-name="P1"/>
      <text:p text:style-name="P1"/>
      <text:p text:style-name="P1"><text:s/>-2*0.5*__s1**2*kcc - __s0*__s1*kbc - __s1*__s2*kcc + __s2*lbc + 2*__s3*lcc + __s4*lcc,</text:p>
      <text:p text:style-name="P1"/>
      <text:p text:style-name="P1"/>
      <text:p text:style-name="P1"/>
      <text:p text:style-name="P1"/>
      <text:p text:style-name="P1"><text:s/>-2*0.5*__s2**2*kcc + __s0*__s1*kbc - __s1*__s2*kcc - __s2*lbc + __s4*lcc + 2*__s5*lcc,</text:p>
      <text:p text:style-name="P1"/>
      <text:p text:style-name="P1"/>
      <text:p text:style-name="P1"/>
      <text:p text:style-name="P1"/>
      <text:p text:style-name="P1"><text:s/>0.5*__s1**2*kcc - 2*__s0*__s3*kbc - __s3*lcc + __s4*lbc,</text:p>
      <text:p text:style-name="P1"/>
      <text:p text:style-name="P1"/>
      <text:p text:style-name="P1"/>
      <text:p text:style-name="P1"/>
      <text:p text:style-name="P1">2*__s0*__s3*kbc + 2*__s5*lbc - __s0*__s4*kbc + __s1*__s2*kcc - __s4*lbc - __s4*lcc,</text:p>
      <text:p text:style-name="P1"/>
      <text:p text:style-name="P1"/>
      <text:p text:style-name="P1"/>
      <text:p text:style-name="P1"/>
      <text:p text:style-name="P1">0.5*__s2**2*kcc - 2*__s5*lbc + __s0*__s4*kbc - __s5*lcc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7T10:29:37.938959288</meta:creation-date>
    <meta:print-date>2015-01-17T12:07:29.444127786</meta:print-date>
    <dc:date>2015-01-17T12:09:34.354493192</dc:date>
    <meta:editing-duration>PT13M52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3" meta:paragraph-count="34" meta:word-count="386" meta:character-count="2981" meta:non-whitespace-character-count="2624"/>
  </office:meta>
</office:document-meta>
</file>